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tarSymbol" svg:font-family="StarSymbol"/>
    <style:font-face style:name="Courier" svg:font-family="Courier" style:font-family-generic="modern" style:font-pitch="fixed"/>
    <style:font-face style:name="Tlwg Typist1" svg:font-family="'Tlwg Typist'" style:font-adornments="Itálica" style:font-pitch="variable"/>
    <style:font-face style:name="Tlwg Typist" svg:font-family="'Tlwg Typist'" style:font-adornments="Normal" style:font-pitch="variable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ooter">
      <style:text-properties style:font-name="TlwgTypewriter" fo:font-weight="bold" style:font-weight-asian="bold" style:font-weight-complex="bold"/>
    </style:style>
    <style:style style:name="P5" style:family="paragraph" style:parent-style-name="Footer">
      <style:paragraph-properties fo:text-align="end" style:justify-single-word="false"/>
      <style:text-properties style:font-name="TlwgTypewriter" fo:font-weight="bold" style:font-weight-asian="bold" style:font-weight-complex="bold"/>
    </style:style>
    <style:style style:name="P6" style:family="paragraph" style:parent-style-name="Header">
      <style:paragraph-properties fo:text-align="end" style:justify-single-word="false"/>
      <style:text-properties style:font-name="TlwgTypewriter" fo:font-weight="bold" officeooo:rsid="001eade6" officeooo:paragraph-rsid="001eade6" style:font-weight-asian="bold" style:font-weight-complex="bold"/>
    </style:style>
    <style:style style:name="P7" style:family="paragraph" style:parent-style-name="Header">
      <style:paragraph-properties fo:text-align="start" style:justify-single-word="false"/>
      <style:text-properties style:font-name="TlwgTypewriter" fo:font-weight="bold" officeooo:rsid="001eade6" officeooo:paragraph-rsid="001eade6" style:font-weight-asian="bold" style:font-weight-complex="bold"/>
    </style:style>
    <style:style style:name="P8" style:family="paragraph" style:parent-style-name="Mi_20_primer_20_nivel" style:list-style-name="L1">
      <style:paragraph-properties fo:break-before="page"/>
    </style:style>
    <style:style style:name="P9" style:family="paragraph" style:parent-style-name="Mi_20_primer_20_nivel" style:list-style-name="L1"/>
    <style:style style:name="P10" style:family="paragraph" style:parent-style-name="Mi_20_primer_20_nivel" style:list-style-name="">
      <style:text-properties officeooo:paragraph-rsid="00208618"/>
    </style:style>
    <style:style style:name="P11" style:family="paragraph" style:parent-style-name="Mi_20_segundo_20_nivel" style:list-style-name="L1"/>
    <style:style style:name="P12" style:family="paragraph" style:parent-style-name="Standard">
      <style:text-properties officeooo:paragraph-rsid="001b5c2f"/>
    </style:style>
    <style:style style:name="P13" style:family="paragraph" style:parent-style-name="Standard">
      <style:paragraph-properties fo:break-before="page"/>
      <style:text-properties officeooo:paragraph-rsid="001b5c2f"/>
    </style:style>
    <style:style style:name="P14" style:family="paragraph" style:parent-style-name="Standard" style:master-page-name="First_20_Page">
      <style:paragraph-properties style:page-number="auto"/>
      <style:text-properties officeooo:paragraph-rsid="001b5c2f"/>
    </style:style>
    <style:style style:name="P15" style:family="paragraph" style:parent-style-name="Text_20_body" style:list-style-name="L1">
      <style:text-properties officeooo:rsid="00211b9a" officeooo:paragraph-rsid="00211b9a"/>
    </style:style>
    <style:style style:name="P16" style:family="paragraph" style:parent-style-name="Text_20_body" style:list-style-name="L1">
      <style:paragraph-properties fo:text-align="justify" style:justify-single-word="false"/>
      <style:text-properties officeooo:rsid="00211b9a" officeooo:paragraph-rsid="00211b9a"/>
    </style:style>
    <style:style style:name="T1" style:family="text">
      <style:text-properties officeooo:rsid="001eade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table-of-content text:style-name="Sect1" text:protected="true" text:name="Sumario1">
        <text:table-of-content-source text:outline-level="10" text:use-index-source-styles="true">
          <text:index-title-template text:style-name="Contents_20_Heading">Índice genera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Mi_20_primer_20_nivel"/>
          </text:index-source-styles>
          <text:index-source-styles text:outline-level="2">
            <text:index-source-style text:style-name="Mi_20_segundo_20_nivel"/>
          </text:index-source-styles>
        </text:table-of-content-source>
        <text:index-body>
          <text:index-title text:style-name="Sect1" text:name="Sumario1_Head">
            <text:p text:style-name="P3">Índice general</text:p>
          </text:index-title>
          <text:p text:style-name="P1"><text:a xlink:type="simple" xlink:href="#__RefHeading___Toc287_3163182940" text:style-name="Index_20_Link" text:visited-style-name="Index_20_Link"><text:s/>1. Introducción<text:tab/>3</text:a></text:p>
          <text:p text:style-name="P1"><text:a xlink:type="simple" xlink:href="#__RefHeading___Toc289_3163182940" text:style-name="Index_20_Link" text:visited-style-name="Index_20_Link"><text:s/>2. Conceptos básicos<text:tab/>4</text:a></text:p>
          <text:p text:style-name="P2"><text:a xlink:type="simple" xlink:href="#__RefHeading___Toc297_3163182940" text:style-name="Index_20_Link" text:visited-style-name="Index_20_Link"><text:s/>2.1. BBDD<text:tab/>4</text:a></text:p>
          <text:p text:style-name="P2"><text:a xlink:type="simple" xlink:href="#__RefHeading___Toc295_3163182940" text:style-name="Index_20_Link" text:visited-style-name="Index_20_Link"><text:s/>2.2. ASGBD<text:tab/>4</text:a></text:p>
          <text:p text:style-name="P1"><text:a xlink:type="simple" xlink:href="#__RefHeading___Toc285_3163182940" text:style-name="Index_20_Link" text:visited-style-name="Index_20_Link"><text:s/>3. Modelos de datos<text:tab/>5</text:a></text:p>
          <text:p text:style-name="P2"><text:a xlink:type="simple" xlink:href="#__RefHeading___Toc293_3163182940" text:style-name="Index_20_Link" text:visited-style-name="Index_20_Link"><text:s/>3.1. EE/R<text:tab/>5</text:a></text:p>
          <text:p text:style-name="P2"><text:a xlink:type="simple" xlink:href="#__RefHeading___Toc291_3163182940" text:style-name="Index_20_Link" text:visited-style-name="Index_20_Link"><text:s/>3.2. Modelo Relacional<text:tab/>5</text:a></text:p>
        </text:index-body>
      </text:table-of-content>
      <text:p text:style-name="P12"/>
      <text:list xml:id="list2720908735" text:style-name="L1">
        <text:list-item>
          <text:p text:style-name="P8"><text:bookmark-start text:name="__RefHeading___Toc287_3163182940"/>Introducción<text:bookmark-end text:name="__RefHeading___Toc287_3163182940"/></text:p>
          <text:p text:style-name="P16">efwefwefwefwefwefewfwefeffkykyukjkutkjuykyukyukyukyukyukyukyukyukuykyukukyuukyuuyukk</text:p>
        </text:list-item>
      </text:list>
      <text:p text:style-name="P10"/>
      <text:list xml:id="list100853726487492" text:continue-numbering="true" text:style-name="L1">
        <text:list-item>
          <text:p text:style-name="P8"><text:bookmark-start text:name="__RefHeading___Toc289_3163182940"/>Conceptos básicos<text:bookmark-end text:name="__RefHeading___Toc289_3163182940"/></text:p>
          <text:p text:style-name="P9"/>
          <text:list>
            <text:list-item>
              <text:p text:style-name="P11"><text:bookmark-start text:name="__RefHeading___Toc297_3163182940"/>BBDD<text:bookmark-end text:name="__RefHeading___Toc297_3163182940"/></text:p>
              <text:p text:style-name="P16">gjjtyjtyjtyjtjtyjtyjtyjtyjytjyhjghjghjghjhgjyuktjjjtj</text:p>
            </text:list-item>
            <text:list-item>
              <text:p text:style-name="P11"><text:bookmark-start text:name="__RefHeading___Toc295_3163182940"/>ASGBD<text:bookmark-end text:name="__RefHeading___Toc295_3163182940"/></text:p>
              <text:p text:style-name="P11"/>
            </text:list-item>
          </text:list>
        </text:list-item>
      </text:list>
      <text:p text:style-name="P10"/>
      <text:list xml:id="list100853411189844" text:continue-numbering="true" text:style-name="L1">
        <text:list-item>
          <text:p text:style-name="P8"><text:bookmark-start text:name="__RefHeading___Toc285_3163182940"/>Modelos de datos<text:bookmark-end text:name="__RefHeading___Toc285_3163182940"/></text:p>
          <text:p text:style-name="P15">ttytytytytytytytytytytytytytytytytytytytytytytytytytytytytytytytytyttytytytytytytytytytytytyttytytytytytyty</text:p>
          <text:list>
            <text:list-item>
              <text:p text:style-name="P11"><text:bookmark-start text:name="__RefHeading___Toc293_3163182940"/>EE/R<text:bookmark-end text:name="__RefHeading___Toc293_3163182940"/></text:p>
              <text:p text:style-name="P16">hrthrhtfdhthrththrthrthhtrhthththththtthththththththththththtytytyytytytytytytytytytytytytytytytytytytytytytytytytytyttytytytytytytytytytyt</text:p>
            </text:list-item>
            <text:list-item>
              <text:p text:style-name="P11"><text:bookmark-start text:name="__RefHeading___Toc291_3163182940"/>Modelo Relacional<text:bookmark-end text:name="__RefHeading___Toc291_3163182940"/></text:p>
              <text:p text:style-name="P11"/>
            </text:list-item>
          </text:list>
        </text:list-item>
      </text:list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tarSymbol" svg:font-family="StarSymbol"/>
    <style:font-face style:name="Courier" svg:font-family="Courier" style:font-family-generic="modern" style:font-pitch="fixed"/>
    <style:font-face style:name="Tlwg Typist1" svg:font-family="'Tlwg Typist'" style:font-adornments="Itálica" style:font-pitch="variable"/>
    <style:font-face style:name="Tlwg Typist" svg:font-family="'Tlwg Typist'" style:font-adornments="Normal" style:font-pitch="variable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i_20_primer_20_nivel" style:display-name="Mi primer nivel" style:family="paragraph" style:parent-style-name="Standard">
      <style:text-properties style:font-name="TlwgTypewriter" fo:font-family="TlwgTypewriter" style:font-family-generic="modern" style:font-pitch="variable" fo:font-size="16pt" style:text-underline-style="solid" style:text-underline-width="auto" style:text-underline-color="font-color" officeooo:rsid="00208618" style:font-size-asian="16pt" style:font-size-complex="16pt"/>
    </style:style>
    <style:style style:name="Mi_20_segundo_20_nivel" style:display-name="Mi segundo nivel" style:family="paragraph" style:parent-style-name="Standard">
      <style:text-properties style:font-name="TlwgTypewriter" fo:font-family="TlwgTypewriter" style:font-family-generic="modern" style:font-pitch="variable" fo:font-size="14pt" style:text-underline-style="solid" style:text-underline-width="auto" style:text-underline-color="font-color" officeooo:rsid="00208618" style:font-size-asian="14pt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Tlwg Typist" fo:font-family="'Tlwg Typist'" style:font-style-name="Normal" style:font-pitch="variable" style:text-underline-style="non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lwg Typist1" fo:font-family="'Tlwg Typist'" style:font-style-name="Itálica" style:font-pitch="variable" fo:font-style="normal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lwgTypewriter" fo:font-weight="bold" officeooo:rsid="001eade6" officeooo:paragraph-rsid="001eade6" style:font-weight-asian="bold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TlwgTypewriter" fo:font-weight="bold" style:font-weight-asian="bold" style:font-weight-complex="bold"/>
    </style:style>
    <style:style style:name="MP3" style:family="paragraph" style:parent-style-name="Header">
      <style:paragraph-properties fo:text-align="start" style:justify-single-word="false"/>
      <style:text-properties style:font-name="TlwgTypewriter" fo:font-weight="bold" officeooo:rsid="001eade6" officeooo:paragraph-rsid="001eade6" style:font-weight-asian="bold" style:font-weight-complex="bold"/>
    </style:style>
    <style:style style:name="MP4" style:family="paragraph" style:parent-style-name="Footer">
      <style:text-properties style:font-name="TlwgTypewriter" fo:font-weight="bold" style:font-weight-asian="bold" style:font-weight-complex="bold"/>
    </style:style>
    <style:style style:name="MT1" style:family="text">
      <style:text-properties officeooo:rsid="001eade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Index"/>
    <style:master-page style:name="Index" style:page-layout-name="Mpm1" style:next-style-name="Right_20_Page"/>
    <style:master-page style:name="Right_20_Page" style:display-name="Right Page" style:page-layout-name="Mpm2" style:next-style-name="Left_20_Page">
      <style:header>
        <text:p text:style-name="MP1">Título de la práctica</text:p>
      </style:header>
      <style:footer>
        <text:p text:style-name="MP2"><text:page-number text:select-page="current">7</text:page-number><text:s/><text:span text:style-name="MT1">de </text:span><text:span text:style-name="MT1"><text:page-count>7</text:page-count></text:span></text:p>
      </style:footer>
    </style:master-page>
    <style:master-page style:name="Left_20_Page" style:display-name="Left Page" style:page-layout-name="Mpm3" style:next-style-name="Right_20_Page">
      <style:header>
        <text:p text:style-name="MP3">Autor de la práctica</text:p>
      </style:header>
      <style:footer>
        <text:p text:style-name="MP4"><text:page-number text:select-page="current">6</text:page-number><text:s/><text:span text:style-name="MT1">de </text:span><text:span text:style-name="MT1"><text:page-count>7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08:54:26.029404136</meta:creation-date>
    <dc:date>2021-10-18T10:08:52.771512635</dc:date>
    <meta:editing-duration>PT23M37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7" meta:paragraph-count="23" meta:word-count="63" meta:character-count="679" meta:non-whitespace-character-count="632"/>
  </office:meta>
</office:document-meta>
</file>